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139in" fo:margin-left="-0.0694in" table:align="left"/>
    </style:style>
    <style:style style:name="Table1.A" style:family="table-column">
      <style:table-column-properties style:column-width="6.5139in"/>
    </style:style>
    <style:style style:name="Table1.1" style:family="table-row">
      <style:table-row-properties style:min-row-height="0.0007in"/>
    </style:style>
    <style:style style:name="Table1.A1" style:family="table-cell">
      <style:table-cell-properties style:vertical-align="top" fo:padding="0.0694in" fo:border="0.0139in solid #000000"/>
    </style:style>
    <style:style style:name="Table2" style:family="table">
      <style:table-properties style:width="6.5139in" fo:margin-left="-0.0694in" table:align="left"/>
    </style:style>
    <style:style style:name="Table2.A" style:family="table-column">
      <style:table-column-properties style:column-width="6.5139in"/>
    </style:style>
    <style:style style:name="Table2.1" style:family="table-row">
      <style:table-row-properties style:min-row-height="0.0007in"/>
    </style:style>
    <style:style style:name="Table2.A1" style:family="table-cell">
      <style:table-cell-properties style:vertical-align="top" fo:padding="0.0694in" fo:border="0.0139in solid #000000"/>
    </style:style>
    <style:style style:name="Table3" style:family="table">
      <style:table-properties style:width="6.5139in" fo:margin-left="-0.0694in" table:align="left"/>
    </style:style>
    <style:style style:name="Table3.A" style:family="table-column">
      <style:table-column-properties style:column-width="6.5139in"/>
    </style:style>
    <style:style style:name="Table3.1" style:family="table-row">
      <style:table-row-properties style:min-row-height="0.0007in"/>
    </style:style>
    <style:style style:name="Table3.A1" style:family="table-cell">
      <style:table-cell-properties style:vertical-align="top" fo:padding="0.0694in" fo:border="0.0139in solid #000000"/>
    </style:style>
    <style:style style:name="Table4" style:family="table">
      <style:table-properties style:width="6.5139in" fo:margin-left="-0.0694in" table:align="left"/>
    </style:style>
    <style:style style:name="Table4.A" style:family="table-column">
      <style:table-column-properties style:column-width="6.5139in"/>
    </style:style>
    <style:style style:name="Table4.1" style:family="table-row">
      <style:table-row-properties style:min-row-height="0.0007in"/>
    </style:style>
    <style:style style:name="Table4.A1" style:family="table-cell">
      <style:table-cell-properties style:vertical-align="top" fo:padding="0.0694in" fo:border="0.0139in solid #000000"/>
    </style:style>
    <style:style style:name="Table5" style:family="table">
      <style:table-properties style:width="6.5139in" fo:margin-left="-0.0694in" table:align="left"/>
    </style:style>
    <style:style style:name="Table5.A" style:family="table-column">
      <style:table-column-properties style:column-width="6.5139in"/>
    </style:style>
    <style:style style:name="Table5.1" style:family="table-row">
      <style:table-row-properties style:min-row-height="0.0007in"/>
    </style:style>
    <style:style style:name="Table5.A1" style:family="table-cell">
      <style:table-cell-properties style:vertical-align="top" fo:padding="0.0694in" fo:border="0.0139in solid #000000"/>
    </style:style>
    <style:style style:name="P1" style:family="paragraph" style:parent-style-name="Standard">
      <style:paragraph-properties fo:margin-left="0.5in" fo:margin-right="0in" fo:margin-top="0in" fo:margin-bottom="0in" fo:line-height="115%" fo:text-align="center" style:justify-single-word="false" fo:text-indent="-0.25in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officeooo:paragraph-rsid="002aaa4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officeooo:paragraph-rsid="0039090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fo:line-height="115%" fo:text-align="end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officeooo:rsid="000a1d8a" officeooo:paragraph-rsid="000e05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officeooo:rsid="0037175d" officeooo:paragraph-rsid="0037175d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/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11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/>
      <style:text-properties officeooo:paragraph-rsid="000e05fa"/>
    </style:style>
    <style:style style:name="P1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officeooo:paragraph-rsid="001d6ebc"/>
    </style:style>
    <style:style style:name="P1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officeooo:paragraph-rsid="0021c36f"/>
    </style:style>
    <style:style style:name="P1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officeooo:paragraph-rsid="002929f8"/>
    </style:style>
    <style:style style:name="P1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officeooo:paragraph-rsid="002aaa40"/>
    </style:style>
    <style:style style:name="P1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page"/>
    </style:style>
    <style:style style:name="P21" style:family="paragraph" style:parent-style-name="Standard">
      <style:paragraph-properties fo:margin-left="0.5in" fo:margin-right="0in" fo:margin-top="0in" fo:margin-bottom="0in" fo:line-height="115%" fo:text-align="start" style:justify-single-word="false" fo:text-indent="0in" style:auto-text-indent="false"/>
    </style:style>
    <style:style style:name="P22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officeooo:rsid="000183e5" officeooo:paragraph-rsid="000c4b43" style:text-blinking="false" fo:background-color="transparent" style:font-size-asian="11pt" style:font-size-complex="11pt"/>
    </style:style>
    <style:style style:name="P23" style:family="paragraph" style:parent-style-name="Heading_20_2">
      <style:text-properties fo:color="#000000" fo:font-size="12pt" style:font-size-asian="12pt" style:font-size-complex="12pt"/>
    </style:style>
    <style:style style:name="P24" style:family="paragraph" style:parent-style-name="Standard">
      <style:text-properties officeooo:paragraph-rsid="002674d1"/>
    </style:style>
    <style:style style:name="P25" style:family="paragraph" style:parent-style-name="Standard" style:list-style-name="L1">
      <style:paragraph-properties fo:margin-left="0.5in" fo:margin-right="0in" fo:margin-top="0in" fo:margin-bottom="0in" fo:line-height="115%" fo:text-align="start" style:justify-single-word="false" fo:text-indent="0in" style:auto-text-indent="false"/>
    </style:style>
    <style:style style:name="P26" style:family="paragraph" style:parent-style-name="Standard" style:list-style-name="L1">
      <style:paragraph-properties fo:margin-left="0.5in" fo:margin-right="0in" fo:margin-top="0in" fo:margin-bottom="0in" fo:line-height="115%" fo:text-align="start" style:justify-single-word="false" fo:text-indent="0in" style:auto-text-indent="false"/>
      <style:text-properties officeooo:paragraph-rsid="00328be3"/>
    </style:style>
    <style:style style:name="P27" style:family="paragraph" style:parent-style-name="Standard" style:list-style-name="LS2">
      <style:paragraph-properties fo:margin-left="0.5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 style:list-style-name="LS3">
      <style:paragraph-properties fo:margin-left="0.5in" fo:margin-right="0in" fo:margin-top="0in" fo:margin-bottom="0in" fo:line-height="115%" fo:text-align="start" style:justify-single-word="false" fo:text-indent="0in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/>
      <style:text-properties officeooo:paragraph-rsid="000e457f"/>
    </style:style>
    <style:style style:name="P30" style:family="paragraph" style:parent-style-name="Heading_20_3">
      <style:paragraph-properties fo:margin-left="0in" fo:margin-right="0in" fo:margin-top="0in" fo:margin-bottom="0in" fo:line-height="115%" fo:text-align="center" style:justify-single-word="false" fo:orphans="2" fo:widows="2" fo:text-indent="0in" style:auto-text-indent="false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officeooo:paragraph-rsid="000c4b43" style:text-blinking="false" fo:background-color="transparent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31" style:family="paragraph" style:parent-style-name="Heading_20_2">
      <style:paragraph-properties fo:margin-left="0in" fo:margin-right="0in" fo:margin-top="0.25in" fo:margin-bottom="0.0555in" fo:line-height="115%" fo:text-align="start" style:justify-single-word="false" fo:text-indent="0in" style:auto-text-indent="false"/>
    </style:style>
    <style:style style:name="P32" style:family="paragraph" style:parent-style-name="Heading_20_2">
      <style:paragraph-properties fo:margin-left="0in" fo:margin-right="0in" fo:margin-top="0.25in" fo:margin-bottom="0.0555in" fo:line-height="115%" fo:text-align="start" style:justify-single-word="false" fo:text-indent="0in" style:auto-text-indent="false"/>
      <style:text-properties officeooo:paragraph-rsid="000e44a9"/>
    </style:style>
    <style:style style:name="P33" style:family="paragraph" style:parent-style-name="Heading_20_2">
      <style:paragraph-properties fo:margin-left="0in" fo:margin-right="0in" fo:margin-top="0.25in" fo:margin-bottom="0.0555in" fo:line-height="115%" fo:text-align="start" style:justify-single-word="false" fo:text-indent="0in" style:auto-text-indent="false"/>
      <style:text-properties officeooo:paragraph-rsid="0019f8ba"/>
    </style:style>
    <style:style style:name="P34" style:family="paragraph" style:parent-style-name="Heading_20_2">
      <style:paragraph-properties fo:margin-top="0.25in" fo:margin-bottom="0.0555in" fo:line-height="115%" fo:text-align="start" style:justify-single-word="false"/>
      <style:text-properties officeooo:paragraph-rsid="0019f8ba"/>
    </style:style>
    <style:style style:name="P35" style:family="paragraph" style:parent-style-name="Heading_20_2">
      <style:paragraph-properties fo:margin-top="0.25in" fo:margin-bottom="0.0555in" fo:line-height="115%" fo:text-align="start" style:justify-single-word="false"/>
      <style:text-properties officeooo:paragraph-rsid="001ec148"/>
    </style:style>
    <style:style style:name="T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officeooo:rsid="000ca3f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1pt" fo:font-style="normal" style:text-underline-style="none" fo:font-weight="normal" officeooo:rsid="000a091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font-name="Arial" fo:font-size="11pt" fo:font-style="normal" style:text-underline-style="none" fo:font-weight="normal" officeooo:rsid="000e05f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color="#000000" style:text-line-through-style="none" style:font-name="Arial" fo:font-size="11pt" fo:font-style="normal" style:text-underline-style="none" fo:font-weight="normal" officeooo:rsid="000e44a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font-name="Arial" fo:font-size="11pt" fo:font-style="normal" style:text-underline-style="none" fo:font-weight="normal" officeooo:rsid="000e457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color="#000000" style:text-line-through-style="none" style:font-name="Arial" fo:font-size="11pt" fo:font-style="normal" style:text-underline-style="none" fo:font-weight="normal" officeooo:rsid="00101d46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color="#000000" style:text-line-through-style="none" style:font-name="Arial" fo:font-size="11pt" fo:font-style="normal" style:text-underline-style="none" fo:font-weight="normal" officeooo:rsid="0013206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color="#000000" style:text-line-through-style="none" style:font-name="Arial" fo:font-size="11pt" fo:font-style="normal" style:text-underline-style="none" fo:font-weight="normal" officeooo:rsid="00153ca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fo:color="#000000" style:text-line-through-style="none" style:font-name="Arial" fo:font-size="11pt" fo:font-style="normal" style:text-underline-style="none" fo:font-weight="normal" officeooo:rsid="001878a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color="#000000" style:text-line-through-style="none" style:font-name="Arial" fo:font-size="11pt" fo:font-style="normal" style:text-underline-style="none" fo:font-weight="normal" officeooo:rsid="0019f8b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fo:color="#000000" style:text-line-through-style="none" style:font-name="Arial" fo:font-size="11pt" fo:font-style="normal" style:text-underline-style="none" fo:font-weight="normal" officeooo:rsid="001a399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fo:color="#000000" style:text-line-through-style="none" style:font-name="Arial" fo:font-size="11pt" fo:font-style="normal" style:text-underline-style="none" fo:font-weight="normal" officeooo:rsid="001ae94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color="#000000" style:text-line-through-style="none" style:font-name="Arial" fo:font-size="11pt" fo:font-style="normal" style:text-underline-style="none" fo:font-weight="normal" officeooo:rsid="001d6eb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5" style:family="text">
      <style:text-properties fo:color="#000000" style:text-line-through-style="none" style:font-name="Arial" fo:font-size="11pt" fo:font-style="normal" style:text-underline-style="none" fo:font-weight="normal" officeooo:rsid="001ff61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color="#000000" style:text-line-through-style="none" style:font-name="Arial" fo:font-size="11pt" fo:font-style="normal" style:text-underline-style="none" fo:font-weight="normal" officeooo:rsid="0021c36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color="#000000" style:text-line-through-style="none" style:font-name="Arial" fo:font-size="11pt" fo:font-style="normal" style:text-underline-style="none" fo:font-weight="normal" officeooo:rsid="0021d47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color="#000000" style:text-line-through-style="none" style:font-name="Arial" fo:font-size="11pt" fo:font-style="normal" style:text-underline-style="none" fo:font-weight="normal" officeooo:rsid="0022df5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fo:color="#000000" style:text-line-through-style="none" style:font-name="Arial" fo:font-size="11pt" fo:font-style="normal" style:text-underline-style="none" fo:font-weight="normal" officeooo:rsid="00243a5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0" style:family="text">
      <style:text-properties fo:color="#000000" style:text-line-through-style="none" style:font-name="Arial" fo:font-size="11pt" fo:font-style="normal" style:text-underline-style="none" fo:font-weight="normal" officeooo:rsid="00250ece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1" style:family="text">
      <style:text-properties fo:color="#000000" style:text-line-through-style="none" style:font-name="Arial" fo:font-size="11pt" fo:font-style="normal" style:text-underline-style="none" fo:font-weight="normal" officeooo:rsid="002929f8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2" style:family="text">
      <style:text-properties fo:color="#000000" style:text-line-through-style="none" style:font-name="Arial" fo:font-size="11pt" fo:font-style="normal" style:text-underline-style="none" fo:font-weight="normal" officeooo:rsid="002aaa4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3" style:family="text">
      <style:text-properties fo:color="#000000" style:text-line-through-style="none" style:font-name="Arial" fo:font-size="11pt" fo:font-style="normal" style:text-underline-style="none" fo:font-weight="normal" officeooo:rsid="002c326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4" style:family="text">
      <style:text-properties fo:color="#000000" style:text-line-through-style="none" style:font-name="Arial" fo:font-size="11pt" fo:font-style="normal" style:text-underline-style="none" fo:font-weight="normal" officeooo:rsid="002c87e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5" style:family="text">
      <style:text-properties fo:color="#000000" style:text-line-through-style="none" style:font-name="Arial" fo:font-size="11pt" fo:font-style="normal" style:text-underline-style="none" fo:font-weight="normal" officeooo:rsid="0030eccf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6" style:family="text">
      <style:text-properties fo:color="#000000" style:text-line-through-style="none" style:font-name="Arial" fo:font-size="11pt" fo:font-style="normal" style:text-underline-style="none" fo:font-weight="normal" officeooo:rsid="0031b5ea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7" style:family="text">
      <style:text-properties fo:color="#000000" style:text-line-through-style="none" style:font-name="Arial" fo:font-size="11pt" fo:font-style="normal" style:text-underline-style="none" fo:font-weight="normal" officeooo:rsid="00328be3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8" style:family="text">
      <style:text-properties fo:color="#000000" style:text-line-through-style="none" style:font-name="Arial" fo:font-size="11pt" fo:font-style="normal" style:text-underline-style="none" fo:font-weight="normal" officeooo:rsid="00356f6c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9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0" style:family="text">
      <style:text-properties fo:color="#000000" style:text-line-through-style="none" style:font-name="Arial" fo:font-size="11pt" fo:font-style="normal" style:text-underline-style="none" fo:font-weight="bold" officeooo:rsid="001b9e7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1" style:family="text">
      <style:text-properties fo:color="#000000" style:text-line-through-style="none" style:font-name="Arial" fo:font-size="11pt" fo:font-style="normal" style:text-underline-style="none" fo:font-weight="bold" officeooo:rsid="001d3572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2" style:family="text">
      <style:text-properties fo:color="#000000" style:text-line-through-style="none" style:font-name="Arial" fo:font-size="11pt" fo:font-style="normal" style:text-underline-style="none" fo:font-weight="bold" officeooo:rsid="0037175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3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34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35" style:family="text">
      <style:text-properties fo:color="#000000" style:text-line-through-style="none" style:font-name="Arial" fo:font-size="12pt" fo:font-style="normal" style:text-underline-style="none" fo:font-weight="bold" officeooo:rsid="000e44a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36" style:family="text">
      <style:text-properties fo:color="#000000" style:text-line-through-style="none" style:font-name="Arial" fo:font-size="12pt" fo:font-style="normal" style:text-underline-style="none" fo:font-weight="bold" officeooo:rsid="00153ca2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37" style:family="text">
      <style:text-properties fo:color="#000000" style:text-line-through-style="none" style:font-name="Arial" fo:font-size="12pt" fo:font-style="normal" style:text-underline-style="none" fo:font-weight="bold" officeooo:rsid="001683f0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38" style:family="text">
      <style:text-properties fo:color="#000000" style:text-line-through-style="none" style:font-name="Arial" fo:font-size="12pt" fo:font-style="normal" style:text-underline-style="none" fo:font-weight="bold" officeooo:rsid="00183706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39" style:family="text">
      <style:text-properties fo:color="#000000" style:text-line-through-style="none" style:font-name="Arial" fo:font-size="12pt" fo:font-style="normal" style:text-underline-style="none" fo:font-weight="bold" officeooo:rsid="0018551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40" style:family="text">
      <style:text-properties fo:color="#000099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1" style:family="text">
      <style:text-properties fo:color="#000099" style:text-line-through-style="none" style:font-name="Arial" fo:font-size="11pt" fo:font-style="normal" style:text-underline-style="solid" style:text-underline-width="auto" style:text-underline-color="font-color" fo:font-weight="normal" officeooo:rsid="002c326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2" style:family="text">
      <style:text-properties fo:color="#000099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3" style:family="text">
      <style:text-properties fo:font-variant="normal" fo:text-transform="none" style:font-name="Arial1" fo:letter-spacing="normal" fo:font-weight="normal" style:text-blinking="false" fo:background-color="transparent"/>
    </style:style>
    <style:style style:name="T44" style:family="text">
      <style:text-properties officeooo:rsid="0022f046"/>
    </style:style>
    <style:style style:name="T45" style:family="text">
      <style:text-properties officeooo:rsid="00235928"/>
    </style:style>
    <style:style style:name="T46" style:family="text">
      <style:text-properties officeooo:rsid="00243a59"/>
    </style:style>
    <style:style style:name="T47" style:family="text">
      <style:text-properties officeooo:rsid="0027ffa6"/>
    </style:style>
    <style:style style:name="T48" style:family="text">
      <style:text-properties officeooo:rsid="002929f8"/>
    </style:style>
    <style:style style:name="T49" style:family="text">
      <style:text-properties officeooo:rsid="002aaa40"/>
    </style:style>
    <style:style style:name="T50" style:family="text">
      <style:text-properties officeooo:rsid="0037175d"/>
    </style:style>
    <style:style style:name="T51" style:family="text">
      <style:text-properties officeooo:rsid="00389aa8"/>
    </style:style>
    <style:style style:name="T52" style:family="text">
      <style:text-properties officeooo:rsid="0039090f"/>
    </style:style>
    <style:style style:name="T53" style:family="text">
      <style:text-properties officeooo:rsid="003a6a5e"/>
    </style:style>
    <style:style style:name="T54" style:family="text">
      <style:text-properties officeooo:rsid="003d9138"/>
    </style:style>
    <style:style style:name="T55" style:family="text">
      <style:text-properties officeooo:rsid="003e488d"/>
    </style:style>
    <style:style style:name="T56" style:family="text">
      <style:text-properties officeooo:rsid="003f5b77"/>
    </style:style>
    <style:style style:name="T57" style:family="text">
      <style:text-properties officeooo:rsid="00406805"/>
    </style:style>
    <style:style style:name="T58" style:family="text">
      <style:text-properties officeooo:rsid="0041b41d"/>
    </style:style>
    <style:style style:name="T59" style:family="text">
      <style:text-properties officeooo:rsid="00436d7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2"/>
      <text:p text:style-name="P22">Sofia University “St. Kliment Ohridski”</text:p>
      <text:h text:style-name="P30" text:outline-level="1"><text:span text:style-name="Default_20_Paragraph_20_Font"><text:span text:style-name="T43">Faculty of Mathematics and Informatics</text:span></text:span></text:h>
      <text:p text:style-name="P1"/>
      <text:p text:style-name="P2"/>
      <text:p text:style-name="P2"/>
      <text:p text:style-name="P2"/>
      <text:p text:style-name="P2"/>
      <text:p text:style-name="P3"/>
      <text:p text:style-name="P9"/>
      <text:p text:style-name="P9"/>
      <text:p text:style-name="P9"/>
      <text:p text:style-name="P11"><text:span text:style-name="Default_20_Paragraph_20_Font"><text:span text:style-name="T33">Weather</text:span></text:span><text:span text:style-name="Default_20_Paragraph_20_Font"><text:span text:style-name="T33"> </text:span></text:span><text:span text:style-name="Default_20_Paragraph_20_Font"><text:span text:style-name="T33">Forecast</text:span></text:span></text:p>
      <text:p text:style-name="P10"/>
      <text:p text:style-name="P10"/>
      <text:p text:style-name="P10"/>
      <text:p text:style-name="P10"/>
      <text:p text:style-name="P9"/>
      <text:p text:style-name="P9"/>
      <text:p text:style-name="P12"><text:span text:style-name="Default_20_Paragraph_20_Font"><text:span text:style-name="T2">Design and Integration of Software Systems </text:span></text:span><text:span text:style-name="Default_20_Paragraph_20_Font"><text:span text:style-name="T3">Coursework</text:span></text:span></text:p>
      <text:p text:style-name="P12"><text:span text:style-name="Default_20_Paragraph_20_Font"><text:span text:style-name="T3"/></text:span></text:p>
      <text:p text:style-name="P7">Stanislav Peshterliev, 61096</text:p>
      <text:p text:style-name="P6"><text:span text:style-name="Default_20_Paragraph_20_Font"><text:span text:style-name="T1"/></text:span></text:p>
      <text:p text:style-name="P6"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Default_20_Paragraph_20_Font"><text:span text:style-name="T1">28 </text:span></text:span><text:span text:style-name="Default_20_Paragraph_20_Font"><text:span text:style-name="T4">January </text:span></text:span><text:span text:style-name="Default_20_Paragraph_20_Font"><text:span text:style-name="T1">2011</text:span></text:span></text:p>
      <text:p text:style-name="P2"/>
      <text:p text:style-name="P3"/>
      <text:p text:style-name="P20"><text:span text:style-name="Default_20_Paragraph_20_Font"><text:span text:style-name="T1"/></text:span></text:p>
      <text:p text:style-name="P11"><text:span text:style-name="Default_20_Paragraph_20_Font"><text:span text:style-name="T34">Table of contents</text:span></text:span></text:p>
      <text:p text:style-name="P2"/>
      <text:p text:style-name="P21"><text:span text:style-name="Default_20_Paragraph_20_Font"><text:span text:style-name="T1">1. </text:span></text:span><text:span text:style-name="Default_20_Paragraph_20_Font"><text:span text:style-name="T5">Task</text:span></text:span></text:p>
      <text:p text:style-name="P21"><text:span text:style-name="Default_20_Paragraph_20_Font"><text:span text:style-name="T1">2. </text:span></text:span><text:span text:style-name="Default_20_Paragraph_20_Font"><text:span text:style-name="T9">T</text:span></text:span><text:span text:style-name="Default_20_Paragraph_20_Font"><text:span text:style-name="T8">echnologies</text:span></text:span></text:p>
      <text:list xml:id="list1003843615" text:style-name="L1">
        <text:list-header>
          <text:p text:style-name="P25"><text:span text:style-name="Default_20_Paragraph_20_Font"><text:span text:style-name="T27">3. </text:span></text:span><text:span text:style-name="Default_20_Paragraph_20_Font"><text:span text:style-name="T8">Implementation</text:span></text:span></text:p>
          <text:p text:style-name="P26"><text:span text:style-name="Default_20_Paragraph_20_Font"><text:span text:style-name="T27">5. Package structure</text:span></text:span></text:p>
        </text:list-header>
      </text:list>
      <text:p text:style-name="P21"><text:span text:style-name="Default_20_Paragraph_20_Font"><text:span text:style-name="T8">4</text:span></text:span><text:span text:style-name="Default_20_Paragraph_20_Font"><text:span text:style-name="T1">. </text:span></text:span><text:span text:style-name="Default_20_Paragraph_20_Font"><text:span text:style-name="T8">References</text:span></text:span></text:p>
      <text:p text:style-name="P3"/>
      <text:p text:style-name="P3"/>
      <text:h text:style-name="P32" text:outline-level="1"><text:span text:style-name="Default_20_Paragraph_20_Font"><text:span text:style-name="T35">1</text:span></text:span><text:bookmark-start text:name="h.54arsl-fs0lx6"/><text:span text:style-name="Default_20_Paragraph_20_Font"><text:span text:style-name="T34">.</text:span></text:span><text:bookmark-end text:name="h.54arsl-fs0lx6"/><text:span text:style-name="Default_20_Paragraph_20_Font"><text:span text:style-name="T34"> </text:span></text:span><text:span text:style-name="Default_20_Paragraph_20_Font"><text:span text:style-name="T35">Task</text:span></text:span></text:h>
      <text:h text:style-name="P24" text:outline-level="1"><text:span text:style-name="Default_20_Paragraph_20_Font"><text:span text:style-name="T5">To </text:span></text:span><text:span text:style-name="Default_20_Paragraph_20_Font"><text:span text:style-name="T16">develop </text:span></text:span><text:span text:style-name="Default_20_Paragraph_20_Font"><text:span text:style-name="T5">application that uses the web service provided by </text:span></text:span></text:h>
      <text:h text:style-name="P24" text:outline-level="1"><text:a xlink:type="simple" xlink:href="http://ws.cdyne.com/WeatherWS/Weather.asmx?wsdl"><text:span text:style-name="Default_20_Paragraph_20_Font">http://ws.cdyne.com/WeatherWS/Weather.asmx?wsdl</text:span></text:a><text:span text:style-name="Default_20_Paragraph_20_Font">.</text:span><text:span text:style-name="Default_20_Paragraph_20_Font"><text:span text:style-name="T42"> </text:span></text:span><text:span text:style-name="Default_20_Paragraph_20_Font"><text:span text:style-name="T6">For given US ZIP code, t</text:span></text:span><text:span text:style-name="Default_20_Paragraph_20_Font"><text:span text:style-name="T5">he service </text:span></text:span></text:h>
      <text:h text:style-name="P24" text:outline-level="1"><text:span text:style-name="Default_20_Paragraph_20_Font"><text:span text:style-name="T5">provides </text:span></text:span><text:span text:style-name="Default_20_Paragraph_20_Font"><text:span text:style-name="T6">information about current weather conditions and 7 days </text:span></text:span><text:span text:style-name="Default_20_Paragraph_20_Font"><text:span text:style-name="T5">forecast. </text:span></text:span><text:span text:style-name="Default_20_Paragraph_20_Font"><text:span text:style-name="T17">Also an URL to </text:span></text:span></text:h>
      <text:h text:style-name="P24" text:outline-level="1"><text:span text:style-name="Default_20_Paragraph_20_Font"><text:span text:style-name="T17">GIF image is returned that can be used for graphical weather indicator.</text:span></text:span></text:h>
      <text:h text:style-name="P29" text:outline-level="1"><text:span text:style-name="Default_20_Paragraph_20_Font"><text:span text:style-name="T6">In order to improve user experience I decided to user two a</text:span></text:span><text:span text:style-name="Default_20_Paragraph_20_Font"><text:span text:style-name="T6">dditional web services for converting city name to ZIP code, and displaying the current location on </text:span></text:span><text:span text:style-name="Default_20_Paragraph_20_Font"><text:span text:style-name="T7">a </text:span></text:span><text:span text:style-name="Default_20_Paragraph_20_Font"><text:span text:style-name="T6">map.</text:span></text:span></text:h>
      <text:h text:style-name="P31" text:outline-level="1"><text:span text:style-name="Default_20_Paragraph_20_Font"><text:span text:style-name="T36">2</text:span></text:span><text:bookmark-start text:name="h.yq6y08-k2u65t"/><text:span text:style-name="Default_20_Paragraph_20_Font"><text:span text:style-name="T34">.</text:span></text:span><text:bookmark-end text:name="h.yq6y08-k2u65t"/><text:span text:style-name="Default_20_Paragraph_20_Font"><text:span text:style-name="T34"> </text:span></text:span><text:span text:style-name="Default_20_Paragraph_20_Font"><text:span text:style-name="T37">Technologies</text:span></text:span></text:h>
      <text:h text:style-name="P33" text:outline-level="1"><text:span text:style-name="Default_20_Paragraph_20_Font"><text:span text:style-name="T11">The p</text:span></text:span><text:span text:style-name="Default_20_Paragraph_20_Font"><text:span text:style-name="T10">roject is implemented using </text:span></text:span><text:span text:style-name="Default_20_Paragraph_20_Font"><text:span text:style-name="T14">technologies</text:span></text:span><text:span text:style-name="Default_20_Paragraph_20_Font"><text:span text:style-name="T10">:</text:span></text:span></text:h>
      <text:h text:style-name="P34" text:outline-level="1"><text:span text:style-name="Default_20_Paragraph_20_Font"><text:span text:style-name="T10">Java[7] and Ruby[4] programming languages. </text:span></text:span></text:h>
      <text:h text:style-name="P35" text:outline-level="1"><text:span text:style-name="Default_20_Paragraph_20_Font"><text:span text:style-name="T12">HTML, CSS, JavaScript, Servlets, JSP for user interface </text:span></text:span><text:span text:style-name="Default_20_Paragraph_20_Font"><text:span text:style-name="T13">implementation</text:span></text:span></text:h>
      <text:h text:style-name="P34" text:outline-level="1"><text:span text:style-name="Default_20_Paragraph_20_Font"><text:span text:style-name="T10">Apache Maven[1] is used for dependency management and build tool.</text:span></text:span></text:h>
      <text:h text:style-name="P34" text:outline-level="1"><text:span text:style-name="Default_20_Paragraph_20_Font"><text:span text:style-name="T10">Eclipse[3] </text:span></text:span><text:span text:style-name="Default_20_Paragraph_20_Font"><text:span text:style-name="T11">IDE for Java EE Developer with m2eclipse plugin</text:span></text:span></text:h>
      <text:h text:style-name="P34" text:outline-level="1"><text:span text:style-name="Default_20_Paragraph_20_Font"><text:span text:style-name="T11">JAX-WS[2] framework for working with SOAP web services</text:span></text:span></text:h>
      <text:h text:style-name="P34" text:outline-level="1"><text:span text:style-name="Default_20_Paragraph_20_Font"><text:span text:style-name="T11">Apache HTTP client for consuming REST style web services</text:span></text:span></text:h>
      <text:h text:style-name="P34" text:outline-level="1"><text:span text:style-name="Default_20_Paragraph_20_Font"><text:span text:style-name="T11">Google Maps for displaying a map with current location</text:span></text:span></text:h>
      <text:p text:style-name="Standard"><text:span text:style-name="Default_20_Paragraph_20_Font"><text:span text:style-name="T1"><text:line-break/></text:span></text:span></text:p>
      <text:h text:style-name="P31" text:outline-level="1"><text:span text:style-name="Default_20_Paragraph_20_Font"><text:span text:style-name="T38">3</text:span></text:span><text:bookmark-start text:name="h.jd091l-r8hktm"/><text:span text:style-name="Default_20_Paragraph_20_Font"><text:span text:style-name="T34">.</text:span></text:span><text:bookmark-end text:name="h.jd091l-r8hktm"/><text:span text:style-name="Default_20_Paragraph_20_Font"><text:span text:style-name="T34"> </text:span></text:span><text:span text:style-name="Default_20_Paragraph_20_Font"><text:span text:style-name="T39">Implementation</text:span></text:span></text:h>
      <text:p text:style-name="P14"><text:span text:style-name="Default_20_Paragraph_20_Font"><text:span text:style-name="T15">To work with the weather web service </text:span></text:span><text:span text:style-name="Default_20_Paragraph_20_Font"><text:span text:style-name="T14">JAX-WS client side </text:span></text:span><text:span text:style-name="Default_20_Paragraph_20_Font"><text:span text:style-name="T15">s</text:span></text:span><text:span text:style-name="Default_20_Paragraph_20_Font"><text:span text:style-name="T14">tub is generated from WSDL file. The following command generates </text:span></text:span><text:span text:style-name="Default_20_Paragraph_20_Font"><text:span text:style-name="T15">all</text:span></text:span><text:span text:style-name="Default_20_Paragraph_20_Font"><text:span text:style-name="T14"> needed classes.</text:span></text:span></text:p>
      <text:p text:style-name="P3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18"><text:span text:style-name="Default_20_Paragraph_20_Font"><text:span text:style-name="T1">wsimport -version -keep </text:span></text:span><text:a xlink:type="simple" xlink:href="http://www.google.com/url?q=http%3A%2F%2Fws.cdyne.com%2FWeatherWS%2FWeather.asmx%3Fwsdl&amp;sa=D&amp;sntz=1&amp;usg=AFQjCNHCZtf_1NUxF5pDL7IdnSTmM1h3bQ"><text:span text:style-name="Default_20_Paragraph_20_Font"><text:span text:style-name="Default_20_Paragraph_20_Font">http</text:span></text:span></text:a><text:a xlink:type="simple" xlink:href="http://www.google.com/url?q=http%3A%2F%2Fws.cdyne.com%2FWeatherWS%2FWeather.asmx%3Fwsdl&amp;sa=D&amp;sntz=1&amp;usg=AFQjCNHCZtf_1NUxF5pDL7IdnSTmM1h3bQ"><text:span text:style-name="Default_20_Paragraph_20_Font"><text:span text:style-name="Default_20_Paragraph_20_Font">://</text:span></text:span></text:a><text:a xlink:type="simple" xlink:href="http://www.google.com/url?q=http%3A%2F%2Fws.cdyne.com%2FWeatherWS%2FWeather.asmx%3Fwsdl&amp;sa=D&amp;sntz=1&amp;usg=AFQjCNHCZtf_1NUxF5pDL7IdnSTmM1h3bQ"><text:span text:style-name="Default_20_Paragraph_20_Font"><text:span text:style-name="Default_20_Paragraph_20_Font">ws</text:span></text:span></text:a><text:a xlink:type="simple" xlink:href="http://www.google.com/url?q=http%3A%2F%2Fws.cdyne.com%2FWeatherWS%2FWeather.asmx%3Fwsdl&amp;sa=D&amp;sntz=1&amp;usg=AFQjCNHCZtf_1NUxF5pDL7IdnSTmM1h3bQ"><text:span text:style-name="Default_20_Paragraph_20_Font"><text:span text:style-name="Default_20_Paragraph_20_Font">.</text:span></text:span></text:a><text:a xlink:type="simple" xlink:href="http://www.google.com/url?q=http%3A%2F%2Fws.cdyne.com%2FWeatherWS%2FWeather.asmx%3Fwsdl&amp;sa=D&amp;sntz=1&amp;usg=AFQjCNHCZtf_1NUxF5pDL7IdnSTmM1h3bQ"><text:span text:style-name="Default_20_Paragraph_20_Font"><text:span text:style-name="Default_20_Paragraph_20_Font">cdyne</text:span></text:span></text:a><text:a xlink:type="simple" xlink:href="http://www.google.com/url?q=http%3A%2F%2Fws.cdyne.com%2FWeatherWS%2FWeather.asmx%3Fwsdl&amp;sa=D&amp;sntz=1&amp;usg=AFQjCNHCZtf_1NUxF5pDL7IdnSTmM1h3bQ"><text:span text:style-name="Default_20_Paragraph_20_Font"><text:span text:style-name="Default_20_Paragraph_20_Font">.</text:span></text:span></text:a><text:a xlink:type="simple" xlink:href="http://www.google.com/url?q=http%3A%2F%2Fws.cdyne.com%2FWeatherWS%2FWeather.asmx%3Fwsdl&amp;sa=D&amp;sntz=1&amp;usg=AFQjCNHCZtf_1NUxF5pDL7IdnSTmM1h3bQ"><text:span text:style-name="Default_20_Paragraph_20_Font"><text:span text:style-name="Default_20_Paragraph_20_Font">com</text:span></text:span></text:a><text:a xlink:type="simple" xlink:href="http://www.google.com/url?q=http%3A%2F%2Fws.cdyne.com%2FWeatherWS%2FWeather.asmx%3Fwsdl&amp;sa=D&amp;sntz=1&amp;usg=AFQjCNHCZtf_1NUxF5pDL7IdnSTmM1h3bQ"><text:span text:style-name="Default_20_Paragraph_20_Font"><text:span text:style-name="Default_20_Paragraph_20_Font">/</text:span></text:span></text:a><text:a xlink:type="simple" xlink:href="http://www.google.com/url?q=http%3A%2F%2Fws.cdyne.com%2FWeatherWS%2FWeather.asmx%3Fwsdl&amp;sa=D&amp;sntz=1&amp;usg=AFQjCNHCZtf_1NUxF5pDL7IdnSTmM1h3bQ"><text:span text:style-name="Default_20_Paragraph_20_Font"><text:span text:style-name="Default_20_Paragraph_20_Font">WeatherWS</text:span></text:span></text:a><text:a xlink:type="simple" xlink:href="http://www.google.com/url?q=http%3A%2F%2Fws.cdyne.com%2FWeatherWS%2FWeather.asmx%3Fwsdl&amp;sa=D&amp;sntz=1&amp;usg=AFQjCNHCZtf_1NUxF5pDL7IdnSTmM1h3bQ"><text:span text:style-name="Default_20_Paragraph_20_Font"><text:span text:style-name="Default_20_Paragraph_20_Font">/</text:span></text:span></text:a><text:a xlink:type="simple" xlink:href="http://www.google.com/url?q=http%3A%2F%2Fws.cdyne.com%2FWeatherWS%2FWeather.asmx%3Fwsdl&amp;sa=D&amp;sntz=1&amp;usg=AFQjCNHCZtf_1NUxF5pDL7IdnSTmM1h3bQ"><text:span text:style-name="Default_20_Paragraph_20_Font"><text:span text:style-name="Default_20_Paragraph_20_Font">Weather</text:span></text:span></text:a><text:a xlink:type="simple" xlink:href="http://www.google.com/url?q=http%3A%2F%2Fws.cdyne.com%2FWeatherWS%2FWeather.asmx%3Fwsdl&amp;sa=D&amp;sntz=1&amp;usg=AFQjCNHCZtf_1NUxF5pDL7IdnSTmM1h3bQ"><text:span text:style-name="Default_20_Paragraph_20_Font"><text:span text:style-name="Default_20_Paragraph_20_Font">.</text:span></text:span></text:a><text:a xlink:type="simple" xlink:href="http://www.google.com/url?q=http%3A%2F%2Fws.cdyne.com%2FWeatherWS%2FWeather.asmx%3Fwsdl&amp;sa=D&amp;sntz=1&amp;usg=AFQjCNHCZtf_1NUxF5pDL7IdnSTmM1h3bQ"><text:span text:style-name="Default_20_Paragraph_20_Font"><text:span text:style-name="Default_20_Paragraph_20_Font">asmx</text:span></text:span></text:a><text:a xlink:type="simple" xlink:href="http://www.google.com/url?q=http%3A%2F%2Fws.cdyne.com%2FWeatherWS%2FWeather.asmx%3Fwsdl&amp;sa=D&amp;sntz=1&amp;usg=AFQjCNHCZtf_1NUxF5pDL7IdnSTmM1h3bQ"><text:span text:style-name="Default_20_Paragraph_20_Font"><text:span text:style-name="Default_20_Paragraph_20_Font">?</text:span></text:span></text:a><text:a xlink:type="simple" xlink:href="http://www.google.com/url?q=http%3A%2F%2Fws.cdyne.com%2FWeatherWS%2FWeather.asmx%3Fwsdl&amp;sa=D&amp;sntz=1&amp;usg=AFQjCNHCZtf_1NUxF5pDL7IdnSTmM1h3bQ"><text:span text:style-name="Default_20_Paragraph_20_Font"><text:span text:style-name="Default_20_Paragraph_20_Font">wsdl</text:span></text:span></text:a></text:p>
          </table:table-cell>
        </table:table-row>
      </table:table>
      <text:p text:style-name="P13"/>
      <text:p text:style-name="P15"><text:span text:style-name="Default_20_Paragraph_20_Font"><text:span text:style-name="T16">The generated stub is used in Java web application that renders provided information </text:span></text:span><text:span text:style-name="Default_20_Paragraph_20_Font"><text:span text:style-name="T18">and GIF <text:s/>image</text:span></text:span><text:span text:style-name="Default_20_Paragraph_20_Font"><text:span text:style-name="T16"> as JSP web page. </text:span></text:span></text:p>
      <text:p text:style-name="P3"><text:span text:style-name="Default_20_Paragraph_20_Font"><text:span text:style-name="T1"/></text:span></text:p>
      <text:p text:style-name="P4"><text:span text:style-name="Default_20_Paragraph_20_Font"><text:span text:style-name="T44">The web service for converting from city name to ZIP code is implemented in Ruby programming language </text:span></text:span><text:span text:style-name="Default_20_Paragraph_20_Font"><text:span text:style-name="T47">using</text:span></text:span><text:span text:style-name="Default_20_Paragraph_20_Font"><text:span text:style-name="T44"> libraries: Sinatra</text:span></text:span><text:span text:style-name="Default_20_Paragraph_20_Font"><text:span text:style-name="T49">[5]</text:span></text:span><text:span text:style-name="Default_20_Paragraph_20_Font"><text:span text:style-name="T44"> web framework, </text:span></text:span><text:span text:style-name="Default_20_Paragraph_20_Font"><text:span text:style-name="T47">Sequel</text:span></text:span><text:span text:style-name="Default_20_Paragraph_20_Font"><text:span text:style-name="T49">[8]</text:span></text:span><text:span text:style-name="Default_20_Paragraph_20_Font"><text:span text:style-name="T47"> database toolkit and</text:span></text:span><text:span text:style-name="Default_20_Paragraph_20_Font"><text:span text:style-name="T44"> <text:s/>Nokogiri</text:span></text:span><text:span text:style-name="Default_20_Paragraph_20_Font"><text:span text:style-name="T49">[6]</text:span></text:span><text:span text:style-name="Default_20_Paragraph_20_Font"><text:span text:style-name="T44"> XML parser. </text:span></text:span><text:span text:style-name="Default_20_Paragraph_20_Font"><text:span text:style-name="T45">The source code can be found in the </text:span></text:span><text:span text:style-name="Default_20_Paragraph_20_Font"><text:span text:style-name="T46">project's </text:span></text:span><text:span text:style-name="Default_20_Paragraph_20_Font"><text:span text:style-name="T49">sub folder</text:span></text:span><text:span text:style-name="Default_20_Paragraph_20_Font"><text:span text:style-name="T45"> zipcodes.</text:span></text:span></text:p>
      <text:p text:style-name="P13"><text:span text:style-name="Default_20_Paragraph_20_Font"><text:span text:style-name="T19">In o</text:span></text:span><text:span text:style-name="Default_20_Paragraph_20_Font"><text:span text:style-name="T19">rder to start the web service the above libraries should be installed using </text:span></text:span><text:span text:style-name="Default_20_Paragraph_20_Font"><text:span text:style-name="T19">th</text:span></text:span><text:span text:style-name="Default_20_Paragraph_20_Font"><text:span text:style-name="T20">e</text:span></text:span><text:span text:style-name="Default_20_Paragraph_20_Font"><text:span text:style-name="T19"> </text:span></text:span><text:span text:style-name="Default_20_Paragraph_20_Font"><text:span text:style-name="T20">fo</text:span></text:span><text:span text:style-name="Default_20_Paragraph_20_Font"><text:span text:style-name="T19">l</text:span></text:span><text:span text:style-name="Default_20_Paragraph_20_Font"><text:span text:style-name="T20">lowing </text:span></text:span><text:span text:style-name="Default_20_Paragraph_20_Font"><text:span text:style-name="T19">commands. </text:span></text:span></text:p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"><text:span text:style-name="Default_20_Paragraph_20_Font"><text:span text:style-name="T1">gem</text:span></text:span><text:span text:style-name="Default_20_Paragraph_20_Font"><text:span text:style-name="T1"> </text:span></text:span><text:span text:style-name="Default_20_Paragraph_20_Font"><text:span text:style-name="T1">install</text:span></text:span><text:span text:style-name="Default_20_Paragraph_20_Font"><text:span text:style-name="T1"> </text:span></text:span><text:span text:style-name="Default_20_Paragraph_20_Font"><text:span text:style-name="T1">sinatra</text:span></text:span></text:p>
            <text:p text:style-name="P13"><text:span text:style-name="Default_20_Paragraph_20_Font"><text:span text:style-name="T1">gem</text:span></text:span><text:span text:style-name="Default_20_Paragraph_20_Font"><text:span text:style-name="T1"> </text:span></text:span><text:span text:style-name="Default_20_Paragraph_20_Font"><text:span text:style-name="T1">install</text:span></text:span><text:span text:style-name="Default_20_Paragraph_20_Font"><text:span text:style-name="T1"> </text:span></text:span><text:span text:style-name="Default_20_Paragraph_20_Font"><text:span text:style-name="T1">sequel</text:span></text:span></text:p>
            <text:p text:style-name="P13"><text:span text:style-name="Default_20_Paragraph_20_Font"><text:span text:style-name="T1">gem</text:span></text:span><text:span text:style-name="Default_20_Paragraph_20_Font"><text:span text:style-name="T1"> </text:span></text:span><text:span text:style-name="Default_20_Paragraph_20_Font"><text:span text:style-name="T1">install</text:span></text:span><text:span text:style-name="Default_20_Paragraph_20_Font"><text:span text:style-name="T1"> </text:span></text:span><text:span text:style-name="Default_20_Paragraph_20_Font"><text:span text:style-name="T1">nokogiri</text:span></text:span></text:p>
          </table:table-cell>
        </table:table-row>
      </table:table>
      <text:p text:style-name="P13"/>
      <text:p text:style-name="P17"><text:span text:style-name="Default_20_Paragraph_20_Font"><text:span text:style-name="T20">To start the service, execute </text:span></text:span><text:span text:style-name="Default_20_Paragraph_20_Font"><text:span text:style-name="T22">the following command</text:span></text:span><text:span text:style-name="Default_20_Paragraph_20_Font"><text:span text:style-name="T20"> in zipcodes folder</text:span></text:span><text:span text:style-name="Default_20_Paragraph_20_Font"><text:span text:style-name="T1"> </text:span>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8"><text:span text:style-name="Default_20_Paragraph_20_Font"><text:span text:style-name="T1">ruby</text:span></text:span><text:span text:style-name="Default_20_Paragraph_20_Font"><text:span text:style-name="T1"> -</text:span></text:span><text:span text:style-name="Default_20_Paragraph_20_Font"><text:span text:style-name="T1">rubygems</text:span></text:span><text:span text:style-name="Default_20_Paragraph_20_Font"><text:span text:style-name="T1"> </text:span></text:span><text:span text:style-name="Default_20_Paragraph_20_Font"><text:span text:style-name="T1">app</text:span></text:span><text:span text:style-name="Default_20_Paragraph_20_Font"><text:span text:style-name="T1">.</text:span></text:span><text:span text:style-name="Default_20_Paragraph_20_Font"><text:span text:style-name="T1">rb</text:span></text:span></text:p>
          </table:table-cell>
        </table:table-row>
      </table:table>
      <text:p text:style-name="P13"/>
      <text:p text:style-name="P13"><text:span text:style-name="Default_20_Paragraph_20_Font"><text:span text:style-name="T23">Aft</text:span></text:span><text:span text:style-name="Default_20_Paragraph_20_Font"><text:span text:style-name="T23">er that you can access the service </text:span></text:span><text:span text:style-name="Default_20_Paragraph_20_Font"><text:span text:style-name="T23">via ur</text:span></text:span><text:span text:style-name="Default_20_Paragraph_20_Font"><text:span text:style-name="T26">l</text:span></text:span><text:span text:style-name="Default_20_Paragraph_20_Font"><text:span text:style-name="T23"> address</text:span></text:span><text:span text:style-name="Default_20_Paragraph_20_Font"><text:span text:style-name="T1"> </text:span></text:span><text:a xlink:type="simple" xlink:href="http://localhost:4567/zipcodes/%5BCity"><text:span text:style-name="Default_20_Paragraph_20_Font">h</text:span></text:a><text:a xlink:type="simple" xlink:href="http://localhost:4567/zipcodes/%5BCity"><text:span text:style-name="Default_20_Paragraph_20_Font"><text:span text:style-name="Default_20_Paragraph_20_Font"><text:span text:style-name="T40">ttp://localhost:4567/zipcodes/[</text:span></text:span></text:span></text:a><text:a xlink:type="simple" xlink:href="http://localhost:4567/zipcodes/%5BCity"><text:span text:style-name="Default_20_Paragraph_20_Font"><text:span text:style-name="T41">C</text:span></text:span></text:a><text:a xlink:type="simple" xlink:href="http://localhost:4567/zipcodes/%5BCity"><text:span text:style-name="T41">ity</text:span></text:a><text:span text:style-name="T41"> name</text:span><text:span text:style-name="Default_20_Paragraph_20_Font"><text:span text:style-name="T1">]. </text:span></text:span><text:span text:style-name="Default_20_Paragraph_20_Font"><text:span text:style-name="T23">Sample output for New York will be as follows:</text:span></text:span></text:p>
      <text:p text:style-name="P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3"><text:span text:style-name="Default_20_Paragraph_20_Font"><text:span text:style-name="T1">&lt;?</text:span></text:span><text:span text:style-name="Default_20_Paragraph_20_Font"><text:span text:style-name="T1">xml</text:span></text:span><text:span text:style-name="Default_20_Paragraph_20_Font"><text:span text:style-name="T1"> </text:span></text:span><text:span text:style-name="Default_20_Paragraph_20_Font"><text:span text:style-name="T1">version</text:span></text:span><text:span text:style-name="Default_20_Paragraph_20_Font"><text:span text:style-name="T1">="1.0"?&gt; </text:span></text:span></text:p>
            <text:p text:style-name="P13"><text:span text:style-name="Default_20_Paragraph_20_Font"><text:span text:style-name="T1">&lt;</text:span></text:span><text:span text:style-name="Default_20_Paragraph_20_Font"><text:span text:style-name="T1">cities</text:span></text:span><text:span text:style-name="Default_20_Paragraph_20_Font"><text:span text:style-name="T1">&gt; </text:span></text:span></text:p>
            <text:p text:style-name="P13"><text:span text:style-name="Default_20_Paragraph_20_Font"><text:span text:style-name="T1"><text:s text:c="2"/>&lt;</text:span></text:span><text:span text:style-name="Default_20_Paragraph_20_Font"><text:span text:style-name="T1">city</text:span></text:span><text:span text:style-name="Default_20_Paragraph_20_Font"><text:span text:style-name="T1">&gt; </text:span></text:span></text:p>
            <text:p text:style-name="P13"><text:span text:style-name="Default_20_Paragraph_20_Font"><text:span text:style-name="T1"><text:s text:c="4"/>&lt;</text:span></text:span><text:span text:style-name="Default_20_Paragraph_20_Font"><text:span text:style-name="T1">longitude</text:span></text:span><text:span text:style-name="Default_20_Paragraph_20_Font"><text:span text:style-name="T1">&gt;-73.99653&lt;/</text:span></text:span><text:span text:style-name="Default_20_Paragraph_20_Font"><text:span text:style-name="T1">longitude</text:span></text:span><text:span text:style-name="Default_20_Paragraph_20_Font"><text:span text:style-name="T1">&gt; </text:span></text:span></text:p>
            <text:p text:style-name="P13"><text:span text:style-name="Default_20_Paragraph_20_Font"><text:span text:style-name="T1"><text:s text:c="4"/>&lt;</text:span></text:span><text:span text:style-name="Default_20_Paragraph_20_Font"><text:span text:style-name="T1">city</text:span></text:span><text:span text:style-name="Default_20_Paragraph_20_Font"><text:span text:style-name="T1">&gt;</text:span></text:span><text:span text:style-name="Default_20_Paragraph_20_Font"><text:span text:style-name="T1">New</text:span></text:span><text:span text:style-name="Default_20_Paragraph_20_Font"><text:span text:style-name="T1"> </text:span></text:span><text:span text:style-name="Default_20_Paragraph_20_Font"><text:span text:style-name="T1">York</text:span></text:span><text:span text:style-name="Default_20_Paragraph_20_Font"><text:span text:style-name="T1">&lt;/</text:span></text:span><text:span text:style-name="Default_20_Paragraph_20_Font"><text:span text:style-name="T1">city</text:span></text:span><text:span text:style-name="Default_20_Paragraph_20_Font"><text:span text:style-name="T1">&gt; </text:span></text:span></text:p>
            <text:p text:style-name="P13"><text:span text:style-name="Default_20_Paragraph_20_Font"><text:span text:style-name="T1"><text:s text:c="4"/>&lt;</text:span></text:span><text:span text:style-name="Default_20_Paragraph_20_Font"><text:span text:style-name="T1">zip</text:span></text:span><text:span text:style-name="Default_20_Paragraph_20_Font"><text:span text:style-name="T1">&gt;10001&lt;/</text:span></text:span><text:span text:style-name="Default_20_Paragraph_20_Font"><text:span text:style-name="T1">zip</text:span></text:span><text:span text:style-name="Default_20_Paragraph_20_Font"><text:span text:style-name="T1">&gt; </text:span></text:span></text:p>
            <text:p text:style-name="P13"><text:span text:style-name="Default_20_Paragraph_20_Font"><text:span text:style-name="T1"><text:s text:c="4"/>&lt;</text:span></text:span><text:span text:style-name="Default_20_Paragraph_20_Font"><text:span text:style-name="T1">state</text:span></text:span><text:span text:style-name="Default_20_Paragraph_20_Font"><text:span text:style-name="T1">&gt;</text:span></text:span><text:span text:style-name="Default_20_Paragraph_20_Font"><text:span text:style-name="T1">NY</text:span></text:span><text:span text:style-name="Default_20_Paragraph_20_Font"><text:span text:style-name="T1">&lt;/</text:span></text:span><text:span text:style-name="Default_20_Paragraph_20_Font"><text:span text:style-name="T1">state</text:span></text:span><text:span text:style-name="Default_20_Paragraph_20_Font"><text:span text:style-name="T1">&gt; </text:span></text:span></text:p>
            <text:p text:style-name="P13"><text:span text:style-name="Default_20_Paragraph_20_Font"><text:span text:style-name="T1"><text:s text:c="4"/>&lt;</text:span></text:span><text:span text:style-name="Default_20_Paragraph_20_Font"><text:span text:style-name="T1">dst</text:span></text:span><text:span text:style-name="Default_20_Paragraph_20_Font"><text:span text:style-name="T1">&gt;1&lt;/</text:span></text:span><text:span text:style-name="Default_20_Paragraph_20_Font"><text:span text:style-name="T1">dst</text:span></text:span><text:span text:style-name="Default_20_Paragraph_20_Font"><text:span text:style-name="T1">&gt; </text:span></text:span></text:p>
            <text:p text:style-name="P13"><text:span text:style-name="Default_20_Paragraph_20_Font"><text:span text:style-name="T1"><text:s text:c="4"/>&lt;</text:span></text:span><text:span text:style-name="Default_20_Paragraph_20_Font"><text:span text:style-name="T1">timezone</text:span></text:span><text:span text:style-name="Default_20_Paragraph_20_Font"><text:span text:style-name="T1">&gt;-5&lt;/</text:span></text:span><text:span text:style-name="Default_20_Paragraph_20_Font"><text:span text:style-name="T1">timezone</text:span></text:span><text:span text:style-name="Default_20_Paragraph_20_Font"><text:span text:style-name="T1">&gt; </text:span></text:span></text:p>
            <text:p text:style-name="P13"><text:span text:style-name="Default_20_Paragraph_20_Font"><text:span text:style-name="T1"><text:s text:c="4"/>&lt;</text:span></text:span><text:span text:style-name="Default_20_Paragraph_20_Font"><text:span text:style-name="T1">latitude</text:span></text:span><text:span text:style-name="Default_20_Paragraph_20_Font"><text:span text:style-name="T1">&gt;40.750742&lt;/</text:span></text:span><text:span text:style-name="Default_20_Paragraph_20_Font"><text:span text:style-name="T1">latitude</text:span></text:span><text:span text:style-name="Default_20_Paragraph_20_Font"><text:span text:style-name="T1">&gt; </text:span></text:span></text:p>
            <text:p text:style-name="P13"><text:span text:style-name="Default_20_Paragraph_20_Font"><text:span text:style-name="T1"><text:s text:c="2"/>&lt;/</text:span></text:span><text:span text:style-name="Default_20_Paragraph_20_Font"><text:span text:style-name="T1">city</text:span></text:span><text:span text:style-name="Default_20_Paragraph_20_Font"><text:span text:style-name="T1">&gt;</text:span></text:span></text:p>
            <text:p text:style-name="P13"><text:span text:style-name="Default_20_Paragraph_20_Font"><text:span text:style-name="T1">&lt;/</text:span></text:span><text:span text:style-name="Default_20_Paragraph_20_Font"><text:span text:style-name="T1">cities</text:span></text:span><text:span text:style-name="Default_20_Paragraph_20_Font"><text:span text:style-name="T1">&gt;</text:span></text:span></text:p>
          </table:table-cell>
        </table:table-row>
      </table:table>
      <text:p text:style-name="P13"/>
      <text:p text:style-name="P13"><text:span text:style-name="Default_20_Paragraph_20_Font"><text:span text:style-name="T24">To start the main web application, </text:span></text:span><text:span text:style-name="Default_20_Paragraph_20_Font"><text:span text:style-name="T28">using Jetty web server</text:span></text:span><text:span text:style-name="Default_20_Paragraph_20_Font"><text:span text:style-name="T24">, execute the following command in project's root folder.</text:span></text:span></text:p>
      <text:p text:style-name="P13"><text:span text:style-name="Default_20_Paragraph_20_Font"><text:span text:style-name="T24"/>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8"><text:span text:style-name="Default_20_Paragraph_20_Font"><text:span text:style-name="T1">mvn</text:span></text:span><text:span text:style-name="Default_20_Paragraph_20_Font"><text:span text:style-name="T1"> </text:span></text:span><text:span text:style-name="Default_20_Paragraph_20_Font"><text:span text:style-name="T1">jetty</text:span></text:span><text:span text:style-name="Default_20_Paragraph_20_Font"><text:span text:style-name="T1">-</text:span></text:span><text:span text:style-name="Default_20_Paragraph_20_Font"><text:span text:style-name="T1">run</text:span></text:span></text:p>
          </table:table-cell>
        </table:table-row>
      </table:table>
      <text:p text:style-name="P13"/>
      <text:p text:style-name="P13"><text:span text:style-name="Default_20_Paragraph_20_Font"><text:span text:style-name="T28">T</text:span></text:span><text:span text:style-name="Default_20_Paragraph_20_Font"><text:span text:style-name="T25">he application can be accessed via url address</text:span></text:span><text:span text:style-name="Default_20_Paragraph_20_Font"><text:span text:style-name="T1"> </text:span></text:span><text:a xlink:type="simple" xlink:href="http://localhost:8080/weather"><text:span text:style-name="Default_20_Paragraph_20_Font">http://localhost:8080/weather</text:span></text:a><text:span text:style-name="Default_20_Paragraph_20_Font"><text:span text:style-name="T1">. </text:span></text:span><text:span text:style-name="Default_20_Paragraph_20_Font"><text:span text:style-name="T25">A search for New York would give the following result.</text:span></text:span></text:p>
      <text:p text:style-name="P3"/>
      <text:p text:style-name="P19"><text:soft-page-break/><draw:frame draw:style-name="fr1" draw:name="graphics1" text:anchor-type="as-char" svg:width="6.6874in" svg:height="5.7291in" draw:z-index="0"><draw:image xlink:href="https://lh3.googleusercontent.com/QuQALyg3MemP-ST_-_cK9jZCl9AWyGcXM93op7Y2mafXO9_rWqEfYUBFiQha9PBJ3PvzgPiJ1kHaYT4f0pqO-XhxkZ0oqXHISeeV4oHK_KdQsjKCwg" xlink:type="simple" xlink:show="embed" xlink:actuate="onLoad"/></draw:frame><text:bookmark text:name="internal-source-marker_0.3721387763507664"/></text:p>
      <text:p text:style-name="P3"/>
      <text:p text:style-name="P23"><text:span text:style-name="T50">4. </text:span><text:span text:style-name="T51">Package structure</text:span></text:p>
      <text:p text:style-name="P8"/>
      <text:p text:style-name="P5"><text:span text:style-name="Default_20_Paragraph_20_Font"><text:span text:style-name="T52">The project has the following package structure</text:span></text:span></text:p>
      <text:p text:style-name="P3"/>
      <text:p text:style-name="P19"><text:soft-page-break/><draw:frame draw:style-name="fr1" draw:name="graphics2" text:anchor-type="as-char" svg:width="2.5937in" svg:height="6.0728in" draw:z-index="1"><draw:image xlink:href="https://lh3.googleusercontent.com/YPL3rT1XdQIavpiSFW-u5VXdk6qXBikxKMAVdAFmPNtIzPCWSKtVqizX4XGc2a-FHLOVuXBGCk_kLp4-ulxsILEszlGr3KXeH1Af1jFKqnhNZqSFTg" xlink:type="simple" xlink:show="embed" xlink:actuate="onLoad"/></draw:frame><text:bookmark text:name="internal-source-marker_0.37213877635076641"/></text:p>
      <text:p text:style-name="P3"/>
      <text:list xml:id="list1510135213" text:style-name="LS2">
        <text:list-item>
          <text:p text:style-name="P27"><text:span text:style-name="Default_20_Paragraph_20_Font"><text:span text:style-name="T1">fmiprojects.weather </text:span></text:span><text:span text:style-name="Default_20_Paragraph_20_Font"><text:span text:style-name="T53">contains classes for accessing the web service for converting from city name to zipcode and Config class for reading configuration options like web service urls</text:span></text:span><text:span text:style-name="Default_20_Paragraph_20_Font"><text:span text:style-name="T1"> </text:span></text:span></text:p>
        </text:list-item>
      </text:list>
      <text:list xml:id="list1780447876" text:style-name="LS3">
        <text:list-item>
          <text:p text:style-name="P28"><text:span text:style-name="Default_20_Paragraph_20_Font"><text:span text:style-name="T1">fmiprojects.weather.util – </text:span></text:span><text:span text:style-name="Default_20_Paragraph_20_Font"><text:span text:style-name="T54">utility classes used by other classes to remove repetition and abstract some logic</text:span></text:span></text:p>
        </text:list-item>
        <text:list-item>
          <text:p text:style-name="P28"><text:span text:style-name="Default_20_Paragraph_20_Font"><text:span text:style-name="T1">fmiprojects.weather.web </text:span></text:span><text:span text:style-name="Default_20_Paragraph_20_Font"><text:span text:style-name="T54">contains the servlet that calls city name to zip code web service and returns json that is used in text box autocomplte</text:span></text:span></text:p>
        </text:list-item>
        <text:list-item>
          <text:p text:style-name="P28"><text:span text:style-name="Default_20_Paragraph_20_Font"><text:span text:style-name="T1">src/main/resources </text:span></text:span><text:span text:style-name="Default_20_Paragraph_20_Font"><text:span text:style-name="T54">contains application resources, currently only configuration file</text:span></text:span></text:p>
        </text:list-item>
        <text:list-item>
          <text:p text:style-name="P28"><text:span text:style-name="Default_20_Paragraph_20_Font"><text:span text:style-name="T1">src/test/java </text:span></text:span><text:span text:style-name="Default_20_Paragraph_20_Font"><text:span text:style-name="T54">contains </text:span></text:span><text:span text:style-name="Default_20_Paragraph_20_Font"><text:span text:style-name="T1">JUnit </text:span></text:span><text:span text:style-name="Default_20_Paragraph_20_Font"><text:span text:style-name="T54">test cases used to test interaction with web services.</text:span></text:span></text:p>
        </text:list-item>
        <text:list-item>
          <text:p text:style-name="P28"><text:span text:style-name="Default_20_Paragraph_20_Font"><text:span text:style-name="T1">src/main/webapp </text:span></text:span><text:span text:style-name="Default_20_Paragraph_20_Font"><text:span text:style-name="T56">contains all code for rendering web frontend </text:span></text:span><text:span text:style-name="Default_20_Paragraph_20_Font"><text:span text:style-name="T1">- JSP, JS, CSS </text:span></text:span><text:span text:style-name="Default_20_Paragraph_20_Font"><text:span text:style-name="T56">and images</text:span></text:span><text:span text:style-name="Default_20_Paragraph_20_Font"><text:span text:style-name="T1">.</text:span></text:span></text:p>
        </text:list-item>
        <text:list-item>
          <text:p text:style-name="P28"><text:soft-page-break/><text:span text:style-name="Default_20_Paragraph_20_Font"><text:span text:style-name="T1">Zipocodes </text:span></text:span><text:span text:style-name="Default_20_Paragraph_20_Font"><text:span text:style-name="T57">contains the implementation of the web service for converting from city name to zip code and vice versa</text:span></text:span><text:span text:style-name="Default_20_Paragraph_20_Font"><text:span text:style-name="T1">. </text:span></text:span></text:p>
        </text:list-item>
        <text:list-item>
          <text:p text:style-name="P28"><text:span text:style-name="Default_20_Paragraph_20_Font"><text:span text:style-name="T55">p</text:span></text:span><text:span text:style-name="Default_20_Paragraph_20_Font"><text:span text:style-name="T1">om.xml </text:span></text:span><text:span text:style-name="Default_20_Paragraph_20_Font"><text:span text:style-name="T58">(Project Object Model) is the file that contains Maven configuration </text:span></text:span><text:span text:style-name="Default_20_Paragraph_20_Font"><text:span text:style-name="T59">for</text:span></text:span><text:span text:style-name="Default_20_Paragraph_20_Font"><text:span text:style-name="T58"> <text:s/>dependency </text:span></text:span><text:span text:style-name="Default_20_Paragraph_20_Font"><text:span text:style-name="T59">and </text:span></text:span><text:span text:style-name="Default_20_Paragraph_20_Font"><text:span text:style-name="T58">build.</text:span></text:span></text:p>
        </text:list-item>
      </text:list>
      <text:h text:style-name="P31" text:outline-level="1"><text:bookmark-start text:name="h.7kvlov-wgqmkp"/><text:span text:style-name="Default_20_Paragraph_20_Font"><text:span text:style-name="T32">5</text:span></text:span><text:bookmark-end text:name="h.7kvlov-wgqmkp"/><text:span text:style-name="Default_20_Paragraph_20_Font"><text:span text:style-name="T30">.</text:span></text:span><text:span text:style-name="Default_20_Paragraph_20_Font"><text:span text:style-name="T29"> </text:span></text:span><text:span text:style-name="Default_20_Paragraph_20_Font"><text:span text:style-name="T31">References</text:span></text:span></text:h>
      <text:p text:style-name="P3"/>
      <text:p text:style-name="P13"><text:span text:style-name="Default_20_Paragraph_20_Font"><text:span text:style-name="T1">1. </text:span></text:span><text:a xlink:type="simple" xlink:href="http://www.google.com/url?q=http%3A%2F%2Fmaven.apache.org%2F&amp;sa=D&amp;sntz=1&amp;usg=AFQjCNGhqqn4qI1Qjh2sLRjeezXuA2e20Q"><text:span text:style-name="Default_20_Paragraph_20_Font"><text:span text:style-name="Default_20_Paragraph_20_Font"><text:span text:style-name="T40">http</text:span></text:span></text:span></text:a><text:a xlink:type="simple" xlink:href="http://www.google.com/url?q=http%3A%2F%2Fmaven.apache.org%2F&amp;sa=D&amp;sntz=1&amp;usg=AFQjCNGhqqn4qI1Qjh2sLRjeezXuA2e20Q"><text:span text:style-name="Default_20_Paragraph_20_Font"><text:span text:style-name="Default_20_Paragraph_20_Font"><text:span text:style-name="T40">://</text:span></text:span></text:span></text:a><text:a xlink:type="simple" xlink:href="http://www.google.com/url?q=http%3A%2F%2Fmaven.apache.org%2F&amp;sa=D&amp;sntz=1&amp;usg=AFQjCNGhqqn4qI1Qjh2sLRjeezXuA2e20Q"><text:span text:style-name="Default_20_Paragraph_20_Font"><text:span text:style-name="Default_20_Paragraph_20_Font"><text:span text:style-name="T40">maven</text:span></text:span></text:span></text:a><text:a xlink:type="simple" xlink:href="http://www.google.com/url?q=http%3A%2F%2Fmaven.apache.org%2F&amp;sa=D&amp;sntz=1&amp;usg=AFQjCNGhqqn4qI1Qjh2sLRjeezXuA2e20Q"><text:span text:style-name="Default_20_Paragraph_20_Font"><text:span text:style-name="Default_20_Paragraph_20_Font"><text:span text:style-name="T40">.</text:span></text:span></text:span></text:a><text:a xlink:type="simple" xlink:href="http://www.google.com/url?q=http%3A%2F%2Fmaven.apache.org%2F&amp;sa=D&amp;sntz=1&amp;usg=AFQjCNGhqqn4qI1Qjh2sLRjeezXuA2e20Q"><text:span text:style-name="Default_20_Paragraph_20_Font"><text:span text:style-name="Default_20_Paragraph_20_Font"><text:span text:style-name="T40">apache</text:span></text:span></text:span></text:a><text:a xlink:type="simple" xlink:href="http://www.google.com/url?q=http%3A%2F%2Fmaven.apache.org%2F&amp;sa=D&amp;sntz=1&amp;usg=AFQjCNGhqqn4qI1Qjh2sLRjeezXuA2e20Q"><text:span text:style-name="Default_20_Paragraph_20_Font"><text:span text:style-name="Default_20_Paragraph_20_Font"><text:span text:style-name="T40">.</text:span></text:span></text:span></text:a><text:a xlink:type="simple" xlink:href="http://www.google.com/url?q=http%3A%2F%2Fmaven.apache.org%2F&amp;sa=D&amp;sntz=1&amp;usg=AFQjCNGhqqn4qI1Qjh2sLRjeezXuA2e20Q"><text:span text:style-name="Default_20_Paragraph_20_Font"><text:span text:style-name="Default_20_Paragraph_20_Font"><text:span text:style-name="T40">org</text:span></text:span></text:span></text:a><text:a xlink:type="simple" xlink:href="http://www.google.com/url?q=http%3A%2F%2Fmaven.apache.org%2F&amp;sa=D&amp;sntz=1&amp;usg=AFQjCNGhqqn4qI1Qjh2sLRjeezXuA2e20Q"><text:span text:style-name="Default_20_Paragraph_20_Font"><text:span text:style-name="Default_20_Paragraph_20_Font"><text:span text:style-name="T40">/</text:span></text:span></text:span></text:a></text:p>
      <text:p text:style-name="P13"><text:span text:style-name="Default_20_Paragraph_20_Font"><text:span text:style-name="T1">2. </text:span></text:span><text:a xlink:type="simple" xlink:href="http://www.google.com/url?q=http%3A%2F%2Fjax-ws.java.net%2F&amp;sa=D&amp;sntz=1&amp;usg=AFQjCNFLB9IFH4f0UYdV3ZvRwZ-3F5TTmw"><text:span text:style-name="Default_20_Paragraph_20_Font"><text:span text:style-name="Default_20_Paragraph_20_Font"><text:span text:style-name="T40">http</text:span></text:span></text:span></text:a><text:a xlink:type="simple" xlink:href="http://www.google.com/url?q=http%3A%2F%2Fjax-ws.java.net%2F&amp;sa=D&amp;sntz=1&amp;usg=AFQjCNFLB9IFH4f0UYdV3ZvRwZ-3F5TTmw"><text:span text:style-name="Default_20_Paragraph_20_Font"><text:span text:style-name="Default_20_Paragraph_20_Font"><text:span text:style-name="T40">://</text:span></text:span></text:span></text:a><text:a xlink:type="simple" xlink:href="http://www.google.com/url?q=http%3A%2F%2Fjax-ws.java.net%2F&amp;sa=D&amp;sntz=1&amp;usg=AFQjCNFLB9IFH4f0UYdV3ZvRwZ-3F5TTmw"><text:span text:style-name="Default_20_Paragraph_20_Font"><text:span text:style-name="Default_20_Paragraph_20_Font"><text:span text:style-name="T40">jax</text:span></text:span></text:span></text:a><text:a xlink:type="simple" xlink:href="http://www.google.com/url?q=http%3A%2F%2Fjax-ws.java.net%2F&amp;sa=D&amp;sntz=1&amp;usg=AFQjCNFLB9IFH4f0UYdV3ZvRwZ-3F5TTmw"><text:span text:style-name="Default_20_Paragraph_20_Font"><text:span text:style-name="Default_20_Paragraph_20_Font"><text:span text:style-name="T40">-</text:span></text:span></text:span></text:a><text:a xlink:type="simple" xlink:href="http://www.google.com/url?q=http%3A%2F%2Fjax-ws.java.net%2F&amp;sa=D&amp;sntz=1&amp;usg=AFQjCNFLB9IFH4f0UYdV3ZvRwZ-3F5TTmw"><text:span text:style-name="Default_20_Paragraph_20_Font"><text:span text:style-name="Default_20_Paragraph_20_Font"><text:span text:style-name="T40">ws</text:span></text:span></text:span></text:a><text:a xlink:type="simple" xlink:href="http://www.google.com/url?q=http%3A%2F%2Fjax-ws.java.net%2F&amp;sa=D&amp;sntz=1&amp;usg=AFQjCNFLB9IFH4f0UYdV3ZvRwZ-3F5TTmw"><text:span text:style-name="Default_20_Paragraph_20_Font"><text:span text:style-name="Default_20_Paragraph_20_Font"><text:span text:style-name="T40">.</text:span></text:span></text:span></text:a><text:a xlink:type="simple" xlink:href="http://www.google.com/url?q=http%3A%2F%2Fjax-ws.java.net%2F&amp;sa=D&amp;sntz=1&amp;usg=AFQjCNFLB9IFH4f0UYdV3ZvRwZ-3F5TTmw"><text:span text:style-name="Default_20_Paragraph_20_Font"><text:span text:style-name="Default_20_Paragraph_20_Font"><text:span text:style-name="T40">java</text:span></text:span></text:span></text:a><text:a xlink:type="simple" xlink:href="http://www.google.com/url?q=http%3A%2F%2Fjax-ws.java.net%2F&amp;sa=D&amp;sntz=1&amp;usg=AFQjCNFLB9IFH4f0UYdV3ZvRwZ-3F5TTmw"><text:span text:style-name="Default_20_Paragraph_20_Font"><text:span text:style-name="Default_20_Paragraph_20_Font"><text:span text:style-name="T40">.</text:span></text:span></text:span></text:a><text:a xlink:type="simple" xlink:href="http://www.google.com/url?q=http%3A%2F%2Fjax-ws.java.net%2F&amp;sa=D&amp;sntz=1&amp;usg=AFQjCNFLB9IFH4f0UYdV3ZvRwZ-3F5TTmw"><text:span text:style-name="Default_20_Paragraph_20_Font"><text:span text:style-name="Default_20_Paragraph_20_Font"><text:span text:style-name="T40">net</text:span></text:span></text:span></text:a><text:a xlink:type="simple" xlink:href="http://www.google.com/url?q=http%3A%2F%2Fjax-ws.java.net%2F&amp;sa=D&amp;sntz=1&amp;usg=AFQjCNFLB9IFH4f0UYdV3ZvRwZ-3F5TTmw"><text:span text:style-name="Default_20_Paragraph_20_Font"><text:span text:style-name="Default_20_Paragraph_20_Font"><text:span text:style-name="T40">/</text:span></text:span></text:span></text:a><text:span text:style-name="Default_20_Paragraph_20_Font"><text:span text:style-name="T1">.</text:span></text:span></text:p>
      <text:p text:style-name="P13"><text:span text:style-name="Default_20_Paragraph_20_Font"><text:span text:style-name="T1">3. </text:span></text:span><text:a xlink:type="simple" xlink:href="http://www.google.com/url?q=http%3A%2F%2Feclipse.org%2F&amp;sa=D&amp;sntz=1&amp;usg=AFQjCNFnrvWPsjnUgvK6OA0GQSpkdFxB4A"><text:span text:style-name="Default_20_Paragraph_20_Font"><text:span text:style-name="Default_20_Paragraph_20_Font"><text:span text:style-name="T40">http</text:span></text:span></text:span></text:a><text:a xlink:type="simple" xlink:href="http://www.google.com/url?q=http%3A%2F%2Feclipse.org%2F&amp;sa=D&amp;sntz=1&amp;usg=AFQjCNFnrvWPsjnUgvK6OA0GQSpkdFxB4A"><text:span text:style-name="Default_20_Paragraph_20_Font"><text:span text:style-name="Default_20_Paragraph_20_Font"><text:span text:style-name="T40">://</text:span></text:span></text:span></text:a><text:a xlink:type="simple" xlink:href="http://www.google.com/url?q=http%3A%2F%2Feclipse.org%2F&amp;sa=D&amp;sntz=1&amp;usg=AFQjCNFnrvWPsjnUgvK6OA0GQSpkdFxB4A"><text:span text:style-name="Default_20_Paragraph_20_Font"><text:span text:style-name="Default_20_Paragraph_20_Font"><text:span text:style-name="T40">eclipse</text:span></text:span></text:span></text:a><text:a xlink:type="simple" xlink:href="http://www.google.com/url?q=http%3A%2F%2Feclipse.org%2F&amp;sa=D&amp;sntz=1&amp;usg=AFQjCNFnrvWPsjnUgvK6OA0GQSpkdFxB4A"><text:span text:style-name="Default_20_Paragraph_20_Font"><text:span text:style-name="Default_20_Paragraph_20_Font"><text:span text:style-name="T40">.</text:span></text:span></text:span></text:a><text:a xlink:type="simple" xlink:href="http://www.google.com/url?q=http%3A%2F%2Feclipse.org%2F&amp;sa=D&amp;sntz=1&amp;usg=AFQjCNFnrvWPsjnUgvK6OA0GQSpkdFxB4A"><text:span text:style-name="Default_20_Paragraph_20_Font"><text:span text:style-name="Default_20_Paragraph_20_Font"><text:span text:style-name="T40">org</text:span></text:span></text:span></text:a><text:a xlink:type="simple" xlink:href="http://www.google.com/url?q=http%3A%2F%2Feclipse.org%2F&amp;sa=D&amp;sntz=1&amp;usg=AFQjCNFnrvWPsjnUgvK6OA0GQSpkdFxB4A"><text:span text:style-name="Default_20_Paragraph_20_Font"><text:span text:style-name="Default_20_Paragraph_20_Font"><text:span text:style-name="T40">/</text:span></text:span></text:span></text:a></text:p>
      <text:p text:style-name="P13"><text:span text:style-name="Default_20_Paragraph_20_Font"><text:span text:style-name="T1">4. </text:span></text:span><text:a xlink:type="simple" xlink:href="http://www.google.com/url?q=http%3A%2F%2Fwww.ruby-lang.org&amp;sa=D&amp;sntz=1&amp;usg=AFQjCNFJwB-rD894g8rPLhX1RQ0jldRa8A"><text:span text:style-name="Default_20_Paragraph_20_Font"><text:span text:style-name="Default_20_Paragraph_20_Font"><text:span text:style-name="T40">http</text:span></text:span></text:span></text:a><text:a xlink:type="simple" xlink:href="http://www.google.com/url?q=http%3A%2F%2Fwww.ruby-lang.org&amp;sa=D&amp;sntz=1&amp;usg=AFQjCNFJwB-rD894g8rPLhX1RQ0jldRa8A"><text:span text:style-name="Default_20_Paragraph_20_Font"><text:span text:style-name="Default_20_Paragraph_20_Font"><text:span text:style-name="T40">://</text:span></text:span></text:span></text:a><text:a xlink:type="simple" xlink:href="http://www.google.com/url?q=http%3A%2F%2Fwww.ruby-lang.org&amp;sa=D&amp;sntz=1&amp;usg=AFQjCNFJwB-rD894g8rPLhX1RQ0jldRa8A"><text:span text:style-name="Default_20_Paragraph_20_Font"><text:span text:style-name="Default_20_Paragraph_20_Font"><text:span text:style-name="T40">www</text:span></text:span></text:span></text:a><text:a xlink:type="simple" xlink:href="http://www.google.com/url?q=http%3A%2F%2Fwww.ruby-lang.org&amp;sa=D&amp;sntz=1&amp;usg=AFQjCNFJwB-rD894g8rPLhX1RQ0jldRa8A"><text:span text:style-name="Default_20_Paragraph_20_Font"><text:span text:style-name="Default_20_Paragraph_20_Font"><text:span text:style-name="T40">.</text:span></text:span></text:span></text:a><text:a xlink:type="simple" xlink:href="http://www.google.com/url?q=http%3A%2F%2Fwww.ruby-lang.org&amp;sa=D&amp;sntz=1&amp;usg=AFQjCNFJwB-rD894g8rPLhX1RQ0jldRa8A"><text:span text:style-name="Default_20_Paragraph_20_Font"><text:span text:style-name="Default_20_Paragraph_20_Font"><text:span text:style-name="T40">ruby</text:span></text:span></text:span></text:a><text:a xlink:type="simple" xlink:href="http://www.google.com/url?q=http%3A%2F%2Fwww.ruby-lang.org&amp;sa=D&amp;sntz=1&amp;usg=AFQjCNFJwB-rD894g8rPLhX1RQ0jldRa8A"><text:span text:style-name="Default_20_Paragraph_20_Font"><text:span text:style-name="Default_20_Paragraph_20_Font"><text:span text:style-name="T40">-</text:span></text:span></text:span></text:a><text:a xlink:type="simple" xlink:href="http://www.google.com/url?q=http%3A%2F%2Fwww.ruby-lang.org&amp;sa=D&amp;sntz=1&amp;usg=AFQjCNFJwB-rD894g8rPLhX1RQ0jldRa8A"><text:span text:style-name="Default_20_Paragraph_20_Font"><text:span text:style-name="Default_20_Paragraph_20_Font"><text:span text:style-name="T40">lang</text:span></text:span></text:span></text:a><text:a xlink:type="simple" xlink:href="http://www.google.com/url?q=http%3A%2F%2Fwww.ruby-lang.org&amp;sa=D&amp;sntz=1&amp;usg=AFQjCNFJwB-rD894g8rPLhX1RQ0jldRa8A"><text:span text:style-name="Default_20_Paragraph_20_Font"><text:span text:style-name="Default_20_Paragraph_20_Font"><text:span text:style-name="T40">.</text:span></text:span></text:span></text:a><text:a xlink:type="simple" xlink:href="http://www.google.com/url?q=http%3A%2F%2Fwww.ruby-lang.org&amp;sa=D&amp;sntz=1&amp;usg=AFQjCNFJwB-rD894g8rPLhX1RQ0jldRa8A"><text:span text:style-name="Default_20_Paragraph_20_Font"><text:span text:style-name="Default_20_Paragraph_20_Font"><text:span text:style-name="T40">org</text:span></text:span></text:span></text:a></text:p>
      <text:p text:style-name="P13"><text:span text:style-name="Default_20_Paragraph_20_Font"><text:span text:style-name="T1">5. </text:span></text:span><text:a xlink:type="simple" xlink:href="http://www.google.com/url?q=http%3A%2F%2Fwww.sinatrarb.com&amp;sa=D&amp;sntz=1&amp;usg=AFQjCNGHCbzyPet6-ytOez_nypiYmaIfKg"><text:span text:style-name="Default_20_Paragraph_20_Font"><text:span text:style-name="Default_20_Paragraph_20_Font"><text:span text:style-name="T40">http</text:span></text:span></text:span></text:a><text:a xlink:type="simple" xlink:href="http://www.google.com/url?q=http%3A%2F%2Fwww.sinatrarb.com&amp;sa=D&amp;sntz=1&amp;usg=AFQjCNGHCbzyPet6-ytOez_nypiYmaIfKg"><text:span text:style-name="Default_20_Paragraph_20_Font"><text:span text:style-name="Default_20_Paragraph_20_Font"><text:span text:style-name="T40">://</text:span></text:span></text:span></text:a><text:a xlink:type="simple" xlink:href="http://www.google.com/url?q=http%3A%2F%2Fwww.sinatrarb.com&amp;sa=D&amp;sntz=1&amp;usg=AFQjCNGHCbzyPet6-ytOez_nypiYmaIfKg"><text:span text:style-name="Default_20_Paragraph_20_Font"><text:span text:style-name="Default_20_Paragraph_20_Font"><text:span text:style-name="T40">www</text:span></text:span></text:span></text:a><text:a xlink:type="simple" xlink:href="http://www.google.com/url?q=http%3A%2F%2Fwww.sinatrarb.com&amp;sa=D&amp;sntz=1&amp;usg=AFQjCNGHCbzyPet6-ytOez_nypiYmaIfKg"><text:span text:style-name="Default_20_Paragraph_20_Font"><text:span text:style-name="Default_20_Paragraph_20_Font"><text:span text:style-name="T40">.</text:span></text:span></text:span></text:a><text:a xlink:type="simple" xlink:href="http://www.google.com/url?q=http%3A%2F%2Fwww.sinatrarb.com&amp;sa=D&amp;sntz=1&amp;usg=AFQjCNGHCbzyPet6-ytOez_nypiYmaIfKg"><text:span text:style-name="Default_20_Paragraph_20_Font"><text:span text:style-name="Default_20_Paragraph_20_Font"><text:span text:style-name="T40">sinatrarb</text:span></text:span></text:span></text:a><text:a xlink:type="simple" xlink:href="http://www.google.com/url?q=http%3A%2F%2Fwww.sinatrarb.com&amp;sa=D&amp;sntz=1&amp;usg=AFQjCNGHCbzyPet6-ytOez_nypiYmaIfKg"><text:span text:style-name="Default_20_Paragraph_20_Font"><text:span text:style-name="Default_20_Paragraph_20_Font"><text:span text:style-name="T40">.</text:span></text:span></text:span></text:a><text:a xlink:type="simple" xlink:href="http://www.google.com/url?q=http%3A%2F%2Fwww.sinatrarb.com&amp;sa=D&amp;sntz=1&amp;usg=AFQjCNGHCbzyPet6-ytOez_nypiYmaIfKg"><text:span text:style-name="Default_20_Paragraph_20_Font"><text:span text:style-name="Default_20_Paragraph_20_Font"><text:span text:style-name="T40">com</text:span></text:span></text:span></text:a></text:p>
      <text:p text:style-name="P13"><text:span text:style-name="Default_20_Paragraph_20_Font"><text:span text:style-name="T1">6. </text:span></text:span><text:a xlink:type="simple" xlink:href="http://www.google.com/url?q=http%3A%2F%2Fnokogiri.org&amp;sa=D&amp;sntz=1&amp;usg=AFQjCNGaYqQarBqBXmgUoGxa9jymDyfO5A"><text:span text:style-name="Default_20_Paragraph_20_Font"><text:span text:style-name="Default_20_Paragraph_20_Font"><text:span text:style-name="T40">http</text:span></text:span></text:span></text:a><text:a xlink:type="simple" xlink:href="http://www.google.com/url?q=http%3A%2F%2Fnokogiri.org&amp;sa=D&amp;sntz=1&amp;usg=AFQjCNGaYqQarBqBXmgUoGxa9jymDyfO5A"><text:span text:style-name="Default_20_Paragraph_20_Font"><text:span text:style-name="Default_20_Paragraph_20_Font"><text:span text:style-name="T40">://</text:span></text:span></text:span></text:a><text:a xlink:type="simple" xlink:href="http://www.google.com/url?q=http%3A%2F%2Fnokogiri.org&amp;sa=D&amp;sntz=1&amp;usg=AFQjCNGaYqQarBqBXmgUoGxa9jymDyfO5A"><text:span text:style-name="Default_20_Paragraph_20_Font"><text:span text:style-name="Default_20_Paragraph_20_Font"><text:span text:style-name="T40">nokogiri</text:span></text:span></text:span></text:a><text:a xlink:type="simple" xlink:href="http://www.google.com/url?q=http%3A%2F%2Fnokogiri.org&amp;sa=D&amp;sntz=1&amp;usg=AFQjCNGaYqQarBqBXmgUoGxa9jymDyfO5A"><text:span text:style-name="Default_20_Paragraph_20_Font"><text:span text:style-name="Default_20_Paragraph_20_Font"><text:span text:style-name="T40">.</text:span></text:span></text:span></text:a><text:a xlink:type="simple" xlink:href="http://www.google.com/url?q=http%3A%2F%2Fnokogiri.org&amp;sa=D&amp;sntz=1&amp;usg=AFQjCNGaYqQarBqBXmgUoGxa9jymDyfO5A"><text:span text:style-name="Default_20_Paragraph_20_Font"><text:span text:style-name="Default_20_Paragraph_20_Font"><text:span text:style-name="T40">org</text:span></text:span></text:span></text:a></text:p>
      <text:p text:style-name="P13"><text:span text:style-name="Default_20_Paragraph_20_Font"><text:span text:style-name="T1">7. </text:span></text:span><text:a xlink:type="simple" xlink:href="http://www.google.com/url?q=http%3A%2F%2Fwww.java.com%2F&amp;sa=D&amp;sntz=1&amp;usg=AFQjCNFG5kGDq61eQHlkTA-0PBtoAEmvLw"><text:span text:style-name="Default_20_Paragraph_20_Font"><text:span text:style-name="Default_20_Paragraph_20_Font"><text:span text:style-name="T40">http</text:span></text:span></text:span></text:a><text:a xlink:type="simple" xlink:href="http://www.google.com/url?q=http%3A%2F%2Fwww.java.com%2F&amp;sa=D&amp;sntz=1&amp;usg=AFQjCNFG5kGDq61eQHlkTA-0PBtoAEmvLw"><text:span text:style-name="Default_20_Paragraph_20_Font"><text:span text:style-name="Default_20_Paragraph_20_Font"><text:span text:style-name="T40">://</text:span></text:span></text:span></text:a><text:a xlink:type="simple" xlink:href="http://www.google.com/url?q=http%3A%2F%2Fwww.java.com%2F&amp;sa=D&amp;sntz=1&amp;usg=AFQjCNFG5kGDq61eQHlkTA-0PBtoAEmvLw"><text:span text:style-name="Default_20_Paragraph_20_Font"><text:span text:style-name="Default_20_Paragraph_20_Font"><text:span text:style-name="T40">www</text:span></text:span></text:span></text:a><text:a xlink:type="simple" xlink:href="http://www.google.com/url?q=http%3A%2F%2Fwww.java.com%2F&amp;sa=D&amp;sntz=1&amp;usg=AFQjCNFG5kGDq61eQHlkTA-0PBtoAEmvLw"><text:span text:style-name="Default_20_Paragraph_20_Font"><text:span text:style-name="Default_20_Paragraph_20_Font"><text:span text:style-name="T40">.</text:span></text:span></text:span></text:a><text:a xlink:type="simple" xlink:href="http://www.google.com/url?q=http%3A%2F%2Fwww.java.com%2F&amp;sa=D&amp;sntz=1&amp;usg=AFQjCNFG5kGDq61eQHlkTA-0PBtoAEmvLw"><text:span text:style-name="Default_20_Paragraph_20_Font"><text:span text:style-name="Default_20_Paragraph_20_Font"><text:span text:style-name="T40">java</text:span></text:span></text:span></text:a><text:a xlink:type="simple" xlink:href="http://www.google.com/url?q=http%3A%2F%2Fwww.java.com%2F&amp;sa=D&amp;sntz=1&amp;usg=AFQjCNFG5kGDq61eQHlkTA-0PBtoAEmvLw"><text:span text:style-name="Default_20_Paragraph_20_Font"><text:span text:style-name="Default_20_Paragraph_20_Font"><text:span text:style-name="T40">.</text:span></text:span></text:span></text:a><text:a xlink:type="simple" xlink:href="http://www.google.com/url?q=http%3A%2F%2Fwww.java.com%2F&amp;sa=D&amp;sntz=1&amp;usg=AFQjCNFG5kGDq61eQHlkTA-0PBtoAEmvLw"><text:span text:style-name="Default_20_Paragraph_20_Font"><text:span text:style-name="Default_20_Paragraph_20_Font"><text:span text:style-name="T40">com</text:span></text:span></text:span></text:a></text:p>
      <text:p text:style-name="P16"><text:span text:style-name="T21">8. </text:span><text:a xlink:type="simple" xlink:href="http://sequel.rubyforge.org/"><text:span text:style-name="T48">http://sequel.rubyforge.org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1528in" fo:margin-bottom="0.028in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1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1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1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1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1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1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2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2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2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2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2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2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LS_5f_3_5f_0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LLS_5f_3_5f_1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LLS_5f_3_5f_2" text:bullet-char="■">
        <style:list-level-properties text:min-label-width="1.5in" text:min-label-distance="0.1252in" fo:text-align="end"/>
        <style:text-properties style:font-name="Arial"/>
      </text:list-level-style-bullet>
      <text:list-level-style-bullet text:level="4" text:style-name="LLS_5f_3_5f_3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LLS_5f_3_5f_4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LLS_5f_3_5f_5" text:bullet-char="■">
        <style:list-level-properties text:min-label-width="3in" text:min-label-distance="0.1252in" fo:text-align="end"/>
        <style:text-properties style:font-name="Arial"/>
      </text:list-level-style-bullet>
      <text:list-level-style-bullet text:level="7" text:style-name="LLS_5f_3_5f_6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LLS_5f_3_5f_7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LLS_5f_3_5f_8" text:bullet-char="■">
        <style:list-level-properties text:min-label-width="4.5in" text:min-label-distance="0.1252in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1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/>
    <meta:initial-creator/>
    <dc:creator>Stanislav Peshterliev</dc:creator>
    <meta:editing-cycles>62</meta:editing-cycles>
    <dc:date>2011-03-20T01:41:34</dc:date>
    <meta:editing-duration>PT06H22M48S</meta:editing-duration>
    <meta:document-statistic meta:table-count="5" meta:image-count="2" meta:object-count="0" meta:page-count="6" meta:paragraph-count="76" meta:word-count="554" meta:character-count="3932"/>
  </office:meta>
</office:document-meta>
</file>